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4f4f4"/>
    </style:style>
    <style:style style:name="gr2" style:family="graphic" style:parent-style-name="standard">
      <style:graphic-properties draw:stroke="none" draw:fill="solid" draw:fill-color="#393536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7.7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21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58cm" fo:min-width="4.748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141cm" svg:stroke-color="#ff5050" draw:stroke-linejoin="miter" svg:stroke-linecap="butt" draw:fill="none" fo:padding-top="0.07cm" fo:padding-bottom="0.07cm" fo:padding-left="0.07cm" fo:padding-right="0.0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3.11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4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6.54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9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36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56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05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81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94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2.286cm" fo:min-width="5.89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829cm" fo:min-width="6.301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123cm" svg:stroke-color="#ff5050" draw:stroke-linejoin="miter" svg:stroke-linecap="butt" draw:fill="none" fo:padding-top="0.061cm" fo:padding-bottom="0.061cm" fo:padding-left="0.061cm" fo:padding-right="0.061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76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8.109cm" fo:min-width="12.50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2.547cm" fo:min-width="12.02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5.205cm" fo:min-width="12.93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77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6.05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3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45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887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53cm" svg:stroke-color="#ff5050" draw:marker-start-width="0.079cm" draw:marker-end-width="0.079cm" draw:stroke-linejoin="miter" svg:stroke-linecap="butt" draw:fill="none" fo:padding-top="0.026cm" fo:padding-bottom="0.026cm" fo:padding-left="0.026cm" fo:padding-right="0.026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01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32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11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7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4.654cm" fo:min-width="12.50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family="'Roboto Slab'" style:font-pitch="variable" fo:font-size="28pt" style:font-size-asian="28pt" style:font-size-complex="28pt"/>
    </style:style>
    <style:style style:name="P3" style:family="paragraph">
      <style:paragraph-properties style:writing-mode="lr-tb"/>
      <style:text-properties fo:font-family="Lato" style:font-family-generic="swiss" style:font-pitch="variable" fo:font-size="10pt" style:font-size-asian="10pt" style:font-size-complex="10pt"/>
    </style:style>
    <style:style style:name="P4" style:family="paragraph">
      <style:paragraph-properties fo:text-align="end" style:writing-mode="lr-tb"/>
    </style:style>
    <style:style style:name="P5" style:family="paragraph">
      <style:paragraph-properties fo:text-align="end" style:writing-mode="lr-tb"/>
      <style:text-properties fo:font-family="'Roboto Slab'" style:font-pitch="variable" fo:font-size="9pt" style:font-size-asian="9pt" style:font-size-complex="9pt"/>
    </style:style>
    <style:style style:name="P6" style:family="paragraph">
      <style:paragraph-properties style:writing-mode="lr-tb"/>
      <style:text-properties fo:font-size="11pt" style:font-size-asian="11pt" style:font-size-complex="11pt"/>
    </style:style>
    <style:style style:name="P7" style:family="paragraph"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style:writing-mode="lr-tb"/>
      <style:text-properties fo:font-family="Lato" style:font-family-generic="swiss" style:font-pitch="variable" fo:font-size="9pt" style:font-size-asian="9pt" style:font-size-complex="9pt"/>
    </style:style>
    <style:style style:name="P9" style:family="paragraph"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style:writing-mode="lr-tb"/>
      <style:text-properties fo:font-family="'Roboto Condensed'" style:font-pitch="variable" fo:font-size="11pt" style:font-size-asian="11pt" style:font-size-complex="11pt"/>
    </style:style>
    <style:style style:name="P11" style:family="paragraph">
      <style:paragraph-properties fo:line-height="120%" fo:text-align="start" style:writing-mode="lr-tb"/>
    </style:style>
    <style:style style:name="P12" style:family="paragraph">
      <style:paragraph-properties fo:line-height="120%" fo:text-align="start" style:writing-mode="lr-tb"/>
      <style:text-properties fo:font-family="Lato" style:font-family-generic="swiss" style:font-pitch="variable" fo:font-size="9pt" style:font-size-asian="9pt" style:font-size-complex="9pt"/>
    </style:style>
    <style:style style:name="P13" style:family="paragraph"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ff5050" fo:font-family="'Roboto Slab'" style:font-pitch="variable" fo:font-size="28pt" style:font-size-asian="28pt" style:font-family-complex="RobotoSlabular" style:font-size-complex="28pt" loext:opacity="100%"/>
    </style:style>
    <style:style style:name="T2" style:family="text">
      <style:text-properties fo:color="#ffffff" fo:font-family="Lato" style:font-family-generic="swiss" style:font-pitch="variable" fo:font-size="10pt" style:font-size-asian="10pt" style:font-family-complex="Latoular" style:font-size-complex="10pt" loext:opacity="100%"/>
    </style:style>
    <style:style style:name="T3" style:family="text">
      <style:text-properties fo:color="#d3d2d2" fo:font-family="'Roboto Slab'" style:font-pitch="variable" fo:font-size="9pt" style:font-size-asian="9pt" style:font-family-complex="Latoular" style:font-size-complex="9pt" loext:opacity="100%"/>
    </style:style>
    <style:style style:name="T4" style:family="text">
      <style:text-properties fo:color="#ff5050" fo:font-family="'Font Awesome 5 Free Solid'" style:font-family-generic="modern" style:font-pitch="variable" fo:font-size="11pt" style:font-size-asian="11pt" style:font-family-complex="FontAwesome5ProSolid" style:font-size-complex="11pt" loext:opacity="100%"/>
    </style:style>
    <style:style style:name="T5" style:family="text">
      <style:text-properties fo:color="#ff5050" fo:font-family="FontAwesome5Proular" fo:font-size="11pt" style:font-size-asian="11pt" style:font-family-complex="FontAwesome5Proular" style:font-size-complex="11pt" loext:opacity="100%"/>
    </style:style>
    <style:style style:name="T6" style:family="text">
      <style:text-properties fo:color="#ff5050" fo:font-family="'Roboto Slab'" style:font-pitch="variable" fo:font-size="11pt" fo:font-weight="bold" style:font-size-asian="11pt" style:font-family-complex="RobotoSlab" style:font-size-complex="11pt" style:font-weight-complex="bold" loext:opacity="100%"/>
    </style:style>
    <style:style style:name="T7" style:family="text">
      <style:text-properties fo:color="#231f20" fo:font-family="Lato" fo:font-size="10pt" fo:font-weight="bold" style:font-size-asian="10pt" style:font-family-complex="Lato" style:font-size-complex="10pt" style:font-weight-complex="bold" loext:opacity="100%"/>
    </style:style>
    <style:style style:name="T8" style:family="text">
      <style:text-properties fo:color="#393536" fo:font-family="Lato" style:font-family-generic="swiss" style:font-pitch="variable" fo:font-size="9pt" style:font-size-asian="9pt" style:font-family-complex="Latoular" style:font-size-complex="9pt" loext:opacity="100%"/>
    </style:style>
    <style:style style:name="T9" style:family="text">
      <style:text-properties fo:color="#393536" fo:font-family="Latoular" fo:font-size="9pt" style:font-size-asian="9pt" style:font-family-complex="Latoular" style:font-size-complex="9pt" loext:opacity="100%"/>
    </style:style>
    <style:style style:name="T10" style:family="text">
      <style:text-properties fo:color="#ff5050" fo:font-family="'Font Awesome 5 Free'" style:font-pitch="variable" fo:font-size="11pt" style:font-size-asian="11pt" style:font-family-complex="FontAwesome5ProSolid" style:font-size-complex="11pt" loext:opacity="100%"/>
    </style:style>
    <style:style style:name="T11" style:family="text">
      <style:text-properties fo:color="#231f20" fo:font-family="'Roboto Condensed'" style:font-pitch="variable" fo:font-size="11pt" fo:font-weight="bold" style:font-size-asian="11pt" style:font-family-complex="RobotoCondensed" style:font-size-complex="11pt" style:font-weight-complex="bold" loext:opacity="100%"/>
    </style:style>
    <style:style style:name="T12" style:family="text">
      <style:text-properties fo:color="#ff5050" fo:font-family="RobotoSlab" fo:font-size="11pt" fo:font-weight="bold" style:font-size-asian="11pt" style:font-family-complex="RobotoSlab" style:font-size-complex="11pt" style:font-weight-complex="bold" loext:opacity="100%"/>
    </style:style>
    <style:style style:name="T13" style:family="text">
      <style:text-properties fo:color="#231f20" fo:font-family="Lato" fo:font-size="10pt" fo:font-weight="normal" style:font-size-asian="10pt" style:font-weight-asian="normal" style:font-family-complex="Lato" style:font-size-complex="10pt" style:font-weight-complex="normal" loext:opacity="100%"/>
    </style:style>
    <style:style style:name="T14" style:family="text">
      <style:text-properties fo:color="#231f20" fo:font-family="Lato" fo:font-size="10pt" fo:font-weight="bold" style:font-size-asian="10pt" style:font-weight-asian="bold" style:font-family-complex="Lato" style:font-size-complex="10pt" style:font-weight-complex="bol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7.67cm" svg:height="24.391cm" svg:x="0.017cm" svg:y="3.531cm" svg:viewBox="0 0 7671 24392" draw:points="0,24392 7671,24392 7671,0 0,0">
          <text:p/>
        </draw:polygon>
        <draw:polygon draw:style-name="gr2" draw:layer="layout" svg:width="21.573cm" svg:height="3.56cm" svg:x="0.017cm" svg:y="0.017cm" svg:viewBox="0 0 21574 3561" draw:points="0,3561 21574,3561 21574,0 0,0">
          <text:p/>
        </draw:polygon>
        <draw:frame draw:style-name="gr3" draw:text-style-name="P2" draw:layer="layout" svg:width="7.702cm" svg:height="1.33cm" svg:x="1.27cm" svg:y="0.93cm">
          <draw:text-box>
            <text:p text:style-name="P1"><text:span text:style-name="T1">Don R. Walsh</text:span></text:p>
          </draw:text-box>
        </draw:frame>
        <draw:frame draw:style-name="gr4" draw:text-style-name="P3" draw:layer="layout" svg:width="8.215cm" svg:height="0.424cm" svg:x="1.27cm" svg:y="2.059cm">
          <draw:text-box>
            <text:p text:style-name="P1"><text:span text:style-name="T2">Full Stack Developer</text:span></text:p>
          </draw:text-box>
        </draw:frame>
        <draw:frame draw:style-name="gr5" draw:text-style-name="P5" draw:layer="layout" svg:width="4.748cm" svg:height="1.297cm" svg:x="16.089cm" svg:y="1.282cm">
          <draw:text-box>
            <text:p text:style-name="P4"><text:span text:style-name="T3"><text:a xlink:href="mailto:donrwalsh@gmail.com">donrwalsh@gmail.com</text:a></text:span></text:p>
            <text:p text:style-name="P4"><text:span text:style-name="T3">https://donrwalsh.github.io</text:span></text:p>
            <text:p text:style-name="P4"><text:span text:style-name="T3">St Paul, Minnesota</text:span></text:p>
          </draw:text-box>
        </draw:frame>
        <draw:line draw:style-name="gr6" draw:layer="layout" svg:x1="1.275cm" svg:y1="5.235cm" svg:x2="4.192cm" svg:y2="5.235cm">
          <text:p/>
        </draw:line>
        <draw:frame draw:style-name="gr7" draw:text-style-name="P6" draw:layer="layout" svg:width="3.118cm" svg:height="0.548cm" svg:x="1.276cm" svg:y="4.593cm">
          <draw:text-box>
            <text:p text:style-name="P1"><text:span text:style-name="T4"></text:span><text:span text:style-name="T5"> </text:span><text:span text:style-name="T6">EDUCATION</text:span></text:p>
          </draw:text-box>
        </draw:frame>
        <draw:frame draw:style-name="gr8" draw:text-style-name="P7" draw:layer="layout" svg:width="4.549cm" svg:height="0.496cm" svg:x="1.276cm" svg:y="5.473cm">
          <draw:text-box>
            <text:p text:style-name="P1"><text:span text:style-name="T7">University of Minnesota</text:span></text:p>
          </draw:text-box>
        </draw:frame>
        <draw:frame draw:style-name="gr9" draw:text-style-name="P8" draw:layer="layout" svg:width="6.543cm" svg:height="0.763cm" svg:x="1.276cm" svg:y="5.929cm">
          <draw:text-box>
            <text:p text:style-name="P1"><text:span text:style-name="T8">BS, Economics</text:span></text:p>
            <text:p text:style-name="P1"><text:span text:style-name="T8">Mathematics and Statistics minors</text:span></text:p>
          </draw:text-box>
        </draw:frame>
        <draw:frame draw:style-name="gr10" draw:text-style-name="P9" draw:layer="layout" svg:width="0.317cm" svg:height="0.425cm" svg:x="6.946cm" svg:y="6.564cm">
          <draw:text-box>
            <text:p text:style-name="P1"><text:span text:style-name="T9"><text:s text:c="2"/></text:span></text:p>
          </draw:text-box>
        </draw:frame>
        <draw:line draw:style-name="gr6" draw:layer="layout" svg:x1="1.246cm" svg:y1="18.846cm" svg:x2="7.24cm" svg:y2="18.846cm">
          <text:p/>
        </draw:line>
        <draw:frame draw:style-name="gr11" draw:text-style-name="P6" draw:layer="layout" svg:width="5.988cm" svg:height="0.548cm" svg:x="1.246cm" svg:y="18.204cm">
          <draw:text-box>
            <text:p text:style-name="P1"><text:span text:style-name="T4"></text:span><text:span text:style-name="T5"> </text:span><text:span text:style-name="T6">AWARDS &amp; ACHIEVEMENTS</text:span></text:p>
          </draw:text-box>
        </draw:frame>
        <draw:frame draw:style-name="gr12" draw:text-style-name="P7" draw:layer="layout" svg:width="5.361cm" svg:height="0.496cm" svg:x="1.246cm" svg:y="19.084cm">
          <draw:text-box>
            <text:p text:style-name="P1"><text:span text:style-name="T7">Perficient Innovation Award</text:span></text:p>
          </draw:text-box>
        </draw:frame>
        <draw:frame draw:style-name="gr13" draw:text-style-name="P8" draw:layer="layout" svg:width="4.566cm" svg:height="0.382cm" svg:x="1.246cm" svg:y="19.54cm">
          <draw:text-box>
            <text:p text:style-name="P1"><text:span text:style-name="T8">Minneapolis Core Values (2019)</text:span></text:p>
          </draw:text-box>
        </draw:frame>
        <draw:frame draw:style-name="gr14" draw:text-style-name="P7" draw:layer="layout" svg:width="4.333cm" svg:height="0.496cm" svg:x="1.246cm" svg:y="20.142cm">
          <draw:text-box>
            <text:p text:style-name="P1"><text:span text:style-name="T7">Certified ScrumMaster</text:span></text:p>
          </draw:text-box>
        </draw:frame>
        <draw:frame draw:style-name="gr10" draw:text-style-name="P9" draw:layer="layout" svg:width="0.317cm" svg:height="0.425cm" svg:x="4.516cm" svg:y="20.175cm">
          <draw:text-box>
            <text:p text:style-name="P1"><text:span text:style-name="T9"><text:s/></text:span></text:p>
          </draw:text-box>
        </draw:frame>
        <draw:frame draw:style-name="gr15" draw:text-style-name="P9" draw:layer="layout" svg:width="6.056cm" svg:height="0.425cm" svg:x="1.246cm" svg:y="20.598cm">
          <draw:text-box>
            <text:p text:style-name="P1"><text:span text:style-name="T9">Scrum Alliance (2018)</text:span></text:p>
          </draw:text-box>
        </draw:frame>
        <draw:frame draw:style-name="gr10" draw:text-style-name="P9" draw:layer="layout" svg:width="0.317cm" svg:height="0.425cm" svg:x="4.957cm" svg:y="21.233cm">
          <draw:text-box>
            <text:p text:style-name="P1"><text:span text:style-name="T9"><text:s text:c="2"/></text:span></text:p>
          </draw:text-box>
        </draw:frame>
        <draw:frame draw:style-name="gr10" draw:text-style-name="P9" draw:layer="layout" svg:width="0.317cm" svg:height="0.425cm" svg:x="5.959cm" svg:y="24.42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16cm" svg:y="25.479cm">
          <draw:text-box>
            <text:p text:style-name="P1"><text:span text:style-name="T9"><text:s/></text:span></text:p>
          </draw:text-box>
        </draw:frame>
        <draw:line draw:style-name="gr6" draw:layer="layout" svg:x1="1.272cm" svg:y1="7.944cm" svg:x2="6.63cm" svg:y2="7.944cm">
          <text:p/>
        </draw:line>
        <draw:frame draw:style-name="gr16" draw:text-style-name="P6" draw:layer="layout" svg:width="5.815cm" svg:height="0.548cm" svg:x="1.272cm" svg:y="7.302cm">
          <draw:text-box>
            <text:p text:style-name="P1"><text:span text:style-name="T10"></text:span><text:span text:style-name="T5"> </text:span><text:span text:style-name="T6">TECHNICAL EXPERIENCE</text:span></text:p>
          </draw:text-box>
        </draw:frame>
        <draw:frame draw:style-name="gr17" draw:text-style-name="P10" draw:layer="layout" svg:width="3.943cm" svg:height="0.467cm" svg:x="1.279cm" svg:y="8.217cm">
          <draw:text-box>
            <text:p text:style-name="P1"><text:span text:style-name="T11">Code</text:span></text:p>
          </draw:text-box>
        </draw:frame>
        <draw:frame draw:style-name="gr18" draw:text-style-name="P12" draw:layer="layout" svg:width="5.899cm" svg:height="2.286cm" svg:x="1.27cm" svg:y="8.705cm">
          <draw:text-box>
            <text:p text:style-name="P11"><text:span text:style-name="T8">Javascript (Angular, NestJS, React),</text:span></text:p>
            <text:p text:style-name="P11"><text:span text:style-name="T8">Java Server Pages, jQuery, HTML, CSS,</text:span></text:p>
            <text:p text:style-name="P11"><text:span text:style-name="T8">NodeJS, Groovy, LaTeX, Python, Redux,</text:span></text:p>
            <text:p text:style-name="P11"><text:span text:style-name="T8">C++, C#, Java (Spring, Spring Boot), JSON,</text:span></text:p>
            <text:p text:style-name="P11"><text:span text:style-name="T8">R, Stata, SQL, XML, YAML, PERL, PHP</text:span></text:p>
          </draw:text-box>
        </draw:frame>
        <draw:frame draw:style-name="gr19" draw:text-style-name="P12" draw:layer="layout" svg:width="6.301cm" svg:height="1.829cm" svg:x="1.27cm" svg:y="11.884cm">
          <draw:text-box>
            <text:p text:style-name="P11"><text:span text:style-name="T8">AEM, Ansible, AWS, Bitbucket, Docker, </text:span></text:p>
            <text:p text:style-name="P11"><text:span text:style-name="T8">GCP, Git, Github, Jenkins, Linux, MySQL, </text:span></text:p>
            <text:p text:style-name="P11"><text:span text:style-name="T8">RequestTracker, Salesforce, ServiceNow, </text:span></text:p>
            <text:p text:style-name="P11"><text:span text:style-name="T8">SVN, Vagrant, Virtual Machines, Wordpress </text:span></text:p>
          </draw:text-box>
        </draw:frame>
        <draw:line draw:style-name="gr20" draw:layer="layout" svg:x1="20.32cm" svg:y1="1.277cm" svg:x2="20.32cm" svg:y2="2.463cm">
          <text:p/>
        </draw:line>
        <draw:line draw:style-name="gr6" draw:layer="layout" svg:x1="8.763cm" svg:y1="5.235cm" svg:x2="14.807cm" svg:y2="5.235cm">
          <text:p/>
        </draw:line>
        <draw:frame draw:style-name="gr21" draw:text-style-name="P6" draw:layer="layout" svg:width="6.767cm" svg:height="0.548cm" svg:x="8.763cm" svg:y="4.593cm">
          <draw:text-box>
            <text:p text:style-name="P1"><text:span text:style-name="T4"></text:span><text:span text:style-name="T5"> </text:span><text:span text:style-name="T12">PROFESSIONAL EXPERIENCE</text:span></text:p>
          </draw:text-box>
        </draw:frame>
        <draw:frame draw:style-name="gr22" draw:text-style-name="P13" draw:layer="layout" svg:width="12.509cm" svg:height="8.109cm" svg:x="8.763cm" svg:y="10.443cm">
          <draw:text-box>
            <text:p text:style-name="P1"><text:span text:style-name="T7">Perficient, Inc.</text:span><text:span text:style-name="T13"> (2018 – 2021)</text:span></text:p>
            <text:p text:style-name="P1"><text:span text:style-name="T14"><text:tab/></text:span><text:span text:style-name="T14">Technical Consultant</text:span></text:p>
            <text:list text:style-name="L2">
              <text:list-item>
                <text:p text:style-name="P1"><text:span text:style-name="T13">Minneapolis Agency with a strong emphasis on Java engagements</text:span></text:p>
                <text:p text:style-name="P1"><text:span text:style-name="T13"/></text:p>
              </text:list-item>
            </text:list>
            <text:p text:style-name="P1"><text:span text:style-name="T14"><text:tab/></text:span><text:span text:style-name="T14">Senior UI Developer</text:span><text:span text:style-name="T14"><text:tab/></text:span><text:span text:style-name="T14">Poly, Inc.</text:span></text:p>
            <text:list text:continue-numbering="true" text:style-name="L2">
              <text:list-item>
                <text:p text:style-name="P1"><text:span text:style-name="T13">Short term staff-augmentation projects over a period of 5 months</text:span></text:p>
              </text:list-item>
              <text:list-item>
                <text:p text:style-name="P1"><text:span text:style-name="T13">Created proof-of-concept prototypes for new main navigation</text:span></text:p>
              </text:list-item>
              <text:list-item>
                <text:p text:style-name="P1"><text:span text:style-name="T13">Completed front-end enhancements to support rebranding efforts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Full Stack Developer</text:span><text:span text:style-name="T14"><text:tab/></text:span><text:span text:style-name="T14">Mitsubishi UFJ Financial Group, Inc.</text:span></text:p>
            <text:list text:continue-numbering="true" text:style-name="L2">
              <text:list-item>
                <text:p text:style-name="P1"><text:span text:style-name="T13">Multiple long term multi-quarter Agile projects </text:span></text:p>
              </text:list-item>
              <text:list-item>
                <text:p text:style-name="P1"><text:span text:style-name="T13">Rapidly delivered a variety of features, across over 30 sprints</text:span></text:p>
              </text:list-item>
              <text:list-item>
                <text:p text:style-name="P1"><text:span text:style-name="T13">Migrated important business functions away from legacy technology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Solutions Developer</text:span><text:span text:style-name="T14"><text:tab/></text:span><text:span text:style-name="T14">Adobe, Inc.</text:span></text:p>
            <text:list text:continue-numbering="true" text:style-name="L2">
              <text:list-item>
                <text:p text:style-name="P1"><text:span text:style-name="T13">Long term white-label project supporting Adobe’s User Sync Tool</text:span></text:p>
              </text:list-item>
              <text:list-item>
                <text:p text:style-name="P1"><text:span text:style-name="T13">Migrated 50+ client teams from serial licensing to named user deployment</text:span></text:p>
              </text:list-item>
              <text:list-item>
                <text:p text:style-name="P1"><text:span text:style-name="T13">Developed a simulated roster system REST API for reaching more clients</text:span></text:p>
              </text:list-item>
              <text:list-item>
                <text:p text:style-name="P1"><text:span text:style-name="T13">Crafted customized business intelligence reporting functionality</text:span></text:p>
              </text:list-item>
            </text:list>
          </draw:text-box>
        </draw:frame>
        <draw:frame draw:style-name="gr23" draw:text-style-name="P13" draw:layer="layout" svg:width="12.028cm" svg:height="2.547cm" svg:x="8.763cm" svg:y="18.82cm">
          <draw:text-box>
            <text:p text:style-name="P1"><text:span text:style-name="T7">Do Good Tech </text:span><text:span text:style-name="T13">(2017 - 2018)</text:span><text:span text:style-name="T7"> </text:span></text:p>
            <text:p text:style-name="P1"><text:span text:style-name="T7"><text:tab/></text:span><text:span text:style-name="T7">Front End Developer</text:span></text:p>
            <text:list text:style-name="L2">
              <text:list-item>
                <text:p text:style-name="P1"><text:span text:style-name="T13">Digital coupon redemption application with a philanthropic twist</text:span></text:p>
              </text:list-item>
              <text:list-item>
                <text:p text:style-name="P1"><text:span text:style-name="T13">Built a forward-looking proof of concept for leveraging dynamic forms for </text:span></text:p>
                <text:p text:style-name="P1"><text:span text:style-name="T13">user-driven site management</text:span></text:p>
              </text:list-item>
              <text:list-item>
                <text:p text:style-name="P1"><text:span text:style-name="T13">Migrated brochure-ware site from AngularJs to Angular 4 in one week</text:span></text:p>
              </text:list-item>
            </text:list>
          </draw:text-box>
        </draw:frame>
        <draw:frame draw:style-name="gr24" draw:text-style-name="P13" draw:layer="layout" svg:width="12.934cm" svg:height="5.205cm" svg:x="8.763cm" svg:y="21.647cm">
          <draw:text-box>
            <text:p text:style-name="P1"><text:span text:style-name="T7">University of Minnesota </text:span><text:span text:style-name="T13">(2013 – 2016)</text:span></text:p>
            <text:p text:style-name="P1"><text:span text:style-name="T14"><text:tab/></text:span><text:span text:style-name="T14">Service Desk Operations Manager</text:span></text:p>
            <text:list text:style-name="L2">
              <text:list-item>
                <text:p text:style-name="P1"><text:span text:style-name="T13">Managed Tier 1 support team of over 20 direct reports</text:span></text:p>
              </text:list-item>
              <text:list-item>
                <text:p text:style-name="P1"><text:span text:style-name="T13">Created automated productivity and KPI-focused tracking</text:span></text:p>
              </text:list-item>
            </text:list>
            <text:p text:style-name="P1"><text:span text:style-name="T13"/></text:p>
            <text:p text:style-name="P1"><text:span text:style-name="T14"><text:tab/></text:span><text:span text:style-name="T14">Knowledge Process Owner</text:span></text:p>
            <text:list text:continue-numbering="true" text:style-name="L2">
              <text:list-item>
                <text:p text:style-name="P1"><text:span text:style-name="T13">Acted as product owner and overall steward of the knowledge process</text:span></text:p>
              </text:list-item>
              <text:list-item>
                <text:p text:style-name="P1"><text:span text:style-name="T13">Enacted KCS initiative to revitalize stagnant knowledge ecosystem</text:span></text:p>
                <text:p text:style-name="P1"><text:span text:style-name="T13"/></text:p>
              </text:list-item>
            </text:list>
            <text:p text:style-name="P1"><text:span text:style-name="T14"><text:tab/></text:span><text:span text:style-name="T14">Service Desk Analyst</text:span></text:p>
            <text:list text:continue-numbering="true" text:style-name="L2">
              <text:list-item>
                <text:p text:style-name="P1"><text:span text:style-name="T13">Provided Tier 1 and Tier 2 technical support to the Univeristy community</text:span></text:p>
              </text:list-item>
              <text:list-item>
                <text:p text:style-name="P1"><text:span text:style-name="T13">Key contributor to helpdesk consolidation and ServiceNow license rightsizing</text:span></text:p>
              </text:list-item>
            </text:list>
          </draw:text-box>
        </draw:frame>
        <draw:frame draw:style-name="gr17" draw:text-style-name="P10" draw:layer="layout" svg:width="3.943cm" svg:height="0.467cm" svg:x="1.27cm" svg:y="11.43cm">
          <draw:text-box>
            <text:p text:style-name="P1"><text:span text:style-name="T11">Technologies</text:span></text:p>
          </draw:text-box>
        </draw:frame>
        <draw:frame draw:style-name="gr25" draw:text-style-name="P7" draw:layer="layout" svg:width="3.774cm" svg:height="0.496cm" svg:x="1.246cm" svg:y="21.289cm">
          <draw:text-box>
            <text:p text:style-name="P1"><text:span text:style-name="T7">KCS Principles v5.3</text:span></text:p>
          </draw:text-box>
        </draw:frame>
        <draw:frame draw:style-name="gr26" draw:text-style-name="P9" draw:layer="layout" svg:width="6.056cm" svg:height="0.849cm" svg:x="1.246cm" svg:y="21.745cm">
          <draw:text-box>
            <text:p text:style-name="P1"><text:span text:style-name="T9">Knowledge-Centered Support</text:span></text:p>
            <text:p text:style-name="P1"><text:span text:style-name="T9">HDI Certification (2014)</text:span></text:p>
          </draw:text-box>
        </draw:frame>
        <draw:line draw:style-name="gr6" draw:layer="layout" svg:x1="1.27cm" svg:y1="23.829cm" svg:x2="4.978cm" svg:y2="23.829cm">
          <text:p/>
        </draw:line>
        <draw:frame draw:style-name="gr11" draw:text-style-name="P6" draw:layer="layout" svg:width="5.988cm" svg:height="0.548cm" svg:x="1.27cm" svg:y="23.187cm">
          <draw:text-box>
            <text:p text:style-name="P1"><text:span text:style-name="T4"></text:span><text:span text:style-name="T5"> </text:span><text:span text:style-name="T6">VOLUNTEERING</text:span></text:p>
          </draw:text-box>
        </draw:frame>
        <draw:frame draw:style-name="gr27" draw:text-style-name="P7" draw:layer="layout" svg:width="4.439cm" svg:height="0.496cm" svg:x="1.27cm" svg:y="24.147cm">
          <draw:text-box>
            <text:p text:style-name="P1"><text:span text:style-name="T7">Technovation</text:span></text:p>
          </draw:text-box>
        </draw:frame>
        <draw:frame draw:style-name="gr28" draw:text-style-name="P8" draw:layer="layout" svg:width="4.451cm" svg:height="0.382cm" svg:x="1.27cm" svg:y="24.603cm">
          <draw:text-box>
            <text:p text:style-name="P1"><text:span text:style-name="T8">Mentor (2021)</text:span></text:p>
          </draw:text-box>
        </draw:frame>
        <draw:frame draw:style-name="gr27" draw:text-style-name="P7" draw:layer="layout" svg:width="4.439cm" svg:height="0.496cm" svg:x="1.27cm" svg:y="25.214cm">
          <draw:text-box>
            <text:p text:style-name="P1"><text:span text:style-name="T7">Eden Prairie Prop Shop</text:span></text:p>
          </draw:text-box>
        </draw:frame>
        <draw:frame draw:style-name="gr29" draw:text-style-name="P8" draw:layer="layout" svg:width="4.887cm" svg:height="0.382cm" svg:x="1.27cm" svg:y="25.67cm">
          <draw:text-box>
            <text:p text:style-name="P1"><text:span text:style-name="T8">Furniture Pickup &amp; Delivery (2013)</text:span></text:p>
          </draw:text-box>
        </draw:frame>
        <draw:line draw:style-name="gr30" draw:layer="layout" svg:x1="8.553cm" svg:y1="18.552cm" svg:x2="8.553cm" svg:y2="10.539cm">
          <text:p/>
        </draw:line>
        <draw:line draw:style-name="gr30" draw:layer="layout" svg:x1="8.553cm" svg:y1="21.367cm" svg:x2="8.553cm" svg:y2="18.916cm">
          <text:p/>
        </draw:line>
        <draw:line draw:style-name="gr30" draw:layer="layout" svg:x1="8.572cm" svg:y1="26.852cm" svg:x2="8.553cm" svg:y2="21.728cm">
          <text:p/>
        </draw:line>
        <draw:line draw:style-name="gr6" draw:layer="layout" svg:x1="1.246cm" svg:y1="18.882cm" svg:x2="7.24cm" svg:y2="18.882cm">
          <text:p/>
        </draw:line>
        <draw:frame draw:style-name="gr10" draw:text-style-name="P9" draw:layer="layout" svg:width="0.317cm" svg:height="0.425cm" svg:x="5.982cm" svg:y="15.63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39cm" svg:y="16.689cm">
          <draw:text-box>
            <text:p text:style-name="P1"><text:span text:style-name="T9"><text:s/></text:span></text:p>
          </draw:text-box>
        </draw:frame>
        <draw:line draw:style-name="gr6" draw:layer="layout" svg:x1="1.293cm" svg:y1="15.039cm" svg:x2="3.789cm" svg:y2="15.032cm">
          <text:p/>
        </draw:line>
        <draw:frame draw:style-name="gr31" draw:text-style-name="P14" draw:layer="layout" svg:width="6.011cm" svg:height="0.548cm" svg:x="1.293cm" svg:y="14.397cm">
          <draw:text-box>
            <text:p text:style-name="P1"><text:span text:style-name="T4"></text:span><text:span text:style-name="T5"> </text:span><text:span text:style-name="T6">SPEAKING</text:span></text:p>
          </draw:text-box>
        </draw:frame>
        <draw:frame draw:style-name="gr32" draw:text-style-name="P7" draw:layer="layout" svg:width="5.442cm" svg:height="0.496cm" svg:x="1.293cm" svg:y="15.357cm">
          <draw:text-box>
            <text:p text:style-name="P1"><text:span text:style-name="T7">Minnesota Developers Conference</text:span></text:p>
          </draw:text-box>
        </draw:frame>
        <draw:frame draw:style-name="gr33" draw:text-style-name="P8" draw:layer="layout" svg:width="6.115cm" svg:height="0.382cm" svg:x="1.293cm" svg:y="15.813cm">
          <draw:text-box>
            <text:p text:style-name="P1"><text:span text:style-name="T8">Conversational Quantum Computing (2022)</text:span></text:p>
          </draw:text-box>
        </draw:frame>
        <draw:frame draw:style-name="gr27" draw:text-style-name="P7" draw:layer="layout" svg:width="4.439cm" svg:height="0.496cm" svg:x="1.293cm" svg:y="16.424cm">
          <draw:text-box>
            <text:p text:style-name="P1"><text:span text:style-name="T7">Spring Meetup</text:span></text:p>
          </draw:text-box>
        </draw:frame>
        <draw:frame draw:style-name="gr34" draw:text-style-name="P8" draw:layer="layout" svg:width="5.73cm" svg:height="0.382cm" svg:x="1.293cm" svg:y="16.88cm">
          <draw:text-box>
            <text:p text:style-name="P1"><text:span text:style-name="T8">Automate the Boring Stuff: CI/CD <text:s/>(2018)</text:span></text:p>
          </draw:text-box>
        </draw:frame>
        <draw:frame draw:style-name="gr35" draw:text-style-name="P13" draw:layer="layout" svg:width="12.509cm" svg:height="4.654cm" svg:x="8.782cm" svg:y="5.543cm">
          <draw:text-box>
            <text:p text:style-name="P1"><text:span text:style-name="T7">Creed Interactive</text:span><text:span text:style-name="T13"> (2021 – 2023)</text:span></text:p>
            <text:list text:style-name="L2">
              <text:list-item>
                <text:p text:style-name="P1"><text:span text:style-name="T13">St Paul Digital Development and Design Agency</text:span></text:p>
                <text:p text:style-name="P1"><text:span text:style-name="T13"/></text:p>
              </text:list-item>
            </text:list>
            <text:p text:style-name="P1"><text:span text:style-name="T14"><text:tab/></text:span><text:span text:style-name="T14">Senior Developer</text:span><text:span text:style-name="T14"><text:tab/></text:span><text:span text:style-name="T14">ConvergeOne</text:span></text:p>
            <text:list text:continue-numbering="true" text:style-name="L2">
              <text:list-item>
                <text:p text:style-name="P1"><text:span text:style-name="T13">Enhance and support a custom chat application built primarily in React</text:span></text:p>
              </text:list-item>
              <text:list-item>
                <text:p text:style-name="P1"><text:span text:style-name="T13">Perform code reviews and consultations on a variety of associated projects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Developer</text:span><text:span text:style-name="T14"><text:tab/></text:span><text:span text:style-name="T14"><text:tab/></text:span><text:span text:style-name="T14">Delta Dental of Michigan</text:span></text:p>
            <text:list text:continue-numbering="true" text:style-name="L2">
              <text:list-item>
                <text:p text:style-name="P1"><text:span text:style-name="T13">Member of an agile team within a large SAFe systems upgrade project</text:span></text:p>
              </text:list-item>
              <text:list-item>
                <text:p text:style-name="P1"><text:span text:style-name="T13">Regularly shared progress with a wide client team through regular demos</text:span></text:p>
              </text:list-item>
              <text:list-item>
                <text:p text:style-name="P1"><text:span text:style-name="T13">Built over 2,600 QA tests in just over a month to deliver on project goals</text:span></text:p>
              </text:list-item>
            </text:list>
          </draw:text-box>
        </draw:frame>
        <draw:line draw:style-name="gr30" draw:layer="layout" svg:x1="8.572cm" svg:y1="10.16cm" svg:x2="8.572cm" svg:y2="5.6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3" style:family="graphic">
      <style:paragraph-properties style:line-height-at-least="0.626cm" style:text-autospace="none"/>
    </style:style>
    <style:style style:name="A2" style:family="graphic">
      <style:graphic-properties loext:opacity="100%" loext:color-lum-mod="100%" loext:color-lum-off="0%"/>
      <style:paragraph-properties style:line-height-at-least="0.563cm" style:text-autospace="none"/>
      <style:text-properties fo:color="#000000" fo:font-family="Lato, Lato" style:font-family-generic="swiss" fo:font-size="9pt" style:font-family-asian="Lato, Lato" style:font-family-generic-asian="swiss" style:font-size-asian="9pt" style:font-family-complex="Lato, Lato" style:font-family-generic-complex="swiss" style:font-size-complex="9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  <style:style style:name="A1" style:family="graphic">
      <style:graphic-properties loext:opacity="100%" loext:color-lum-mod="100%" loext:color-lum-off="0%"/>
      <style:paragraph-properties style:line-height-at-least="0.626cm" style:text-autospace="none"/>
      <style:text-properties fo:color="#000000" fo:font-family="Lato, Lato" style:font-family-generic="swiss" fo:font-size="10pt" style:font-family-asian="Lato, Lato" style:font-family-generic-asian="swiss" style:font-size-asian="10pt" style:font-family-complex="Lato, Lato" style:font-family-generic-complex="swiss" style:font-size-complex="10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generator>OpenOffice/4.1.14$Win32 OpenOffice.org_project/4114m1$Build-9811</meta:generator>
    <dc:date>2023-10-16T11:53:41.09</dc:date>
    <meta:editing-duration>PT1H40M38S</meta:editing-duration>
    <meta:editing-cycles>21</meta:editing-cycles>
    <dc:creator>Don Walsh</dc:creator>
    <meta:document-statistic meta:object-count="54"/>
  </office:meta>
</office:document-meta>
</file>